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3757in" style:rel-column-width="3677*"/>
    </style:style>
    <style:style style:name="Table3.B" style:family="table-column">
      <style:table-column-properties style:column-width="2.6681in" style:rel-column-width="26118*"/>
    </style:style>
    <style:style style:name="Table3.C" style:family="table-column">
      <style:table-column-properties style:column-width="0.4403in" style:rel-column-width="4310*"/>
    </style:style>
    <style:style style:name="Table3.D" style:family="table-column">
      <style:table-column-properties style:column-width="0.5in" style:rel-column-width="4894*"/>
    </style:style>
    <style:style style:name="Table3.E" style:family="table-column">
      <style:table-column-properties style:column-width="0.7097in" style:rel-column-width="6947*"/>
    </style:style>
    <style:style style:name="Table3.F" style:family="table-column">
      <style:table-column-properties style:column-width="0.75in" style:rel-column-width="7342*"/>
    </style:style>
    <style:style style:name="Table3.H" style:family="table-column">
      <style:table-column-properties style:column-width="0.7514in" style:rel-column-width="7353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2924in" style:rel-column-width="51825*"/>
    </style:style>
    <style:style style:name="Table6.B" style:family="table-column">
      <style:table-column-properties style:column-width="1.4in" style:rel-column-width="13710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c92e45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c92e45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7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f45279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6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8" style:family="paragraph" style:parent-style-name="Preformatted_20_Text">
      <style:text-properties style:font-name="Arial" officeooo:paragraph-rsid="0020f236"/>
    </style:style>
    <style:style style:name="P49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0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51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ef3645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5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54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57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1" style:family="paragraph" style:parent-style-name="Table_20_Contents">
      <style:paragraph-properties fo:line-height="100%" fo:text-align="start" style:justify-single-word="false" fo:keep-together="always" fo:keep-with-next="always"/>
      <style:text-properties fo:color="#2a00ff" style:font-name="Arial" fo:font-size="9pt" fo:font-style="normal" fo:font-weight="normal" officeooo:rsid="002bf054" officeooo:paragraph-rsid="00d8b08a" fo:background-color="#e8f2fe" style:font-name-asian="Microsoft YaHei" style:font-size-asian="9pt" style:font-style-asian="normal" style:font-weight-asian="normal" style:font-name-complex="Mangal" style:font-size-complex="9pt" style:font-style-complex="normal" style:font-weight-complex="normal"/>
    </style:style>
    <style:style style:name="P7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3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74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0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1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2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3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8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8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f7df8b" style:font-name-asian="Arial1" style:font-size-asian="5.25pt" style:font-weight-asian="bold" style:font-name-complex="Arial1" style:font-size-complex="6pt" style:font-weight-complex="bold"/>
    </style:style>
    <style:style style:name="P8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7df8b" style:font-name-asian="Arial1" style:font-size-asian="5.25pt" style:font-weight-asian="normal" style:font-name-complex="Arial1" style:font-size-complex="6pt" style:font-weight-complex="normal"/>
    </style:style>
    <style:style style:name="P8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officeooo:rsid="002460c0"/>
    </style:style>
    <style:style style:name="T3" style:family="text">
      <style:text-properties officeooo:rsid="0026115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ac69fe" style:font-weight-asian="normal" style:font-weight-complex="normal"/>
    </style:style>
    <style:style style:name="T6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 style:text-underline-style="none"/>
    </style:style>
    <style:style style:name="T9" style:family="text">
      <style:text-properties officeooo:rsid="004520e6" style:font-name-asian="Microsoft YaHei" style:font-name-complex="Mangal"/>
    </style:style>
    <style:style style:name="T10" style:family="text">
      <style:text-properties officeooo:rsid="007255bf"/>
    </style:style>
    <style:style style:name="T11" style:family="text">
      <style:text-properties officeooo:rsid="0074a48f"/>
    </style:style>
    <style:style style:name="T12" style:family="text">
      <style:text-properties officeooo:rsid="007521b0"/>
    </style:style>
    <style:style style:name="T13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4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5" style:family="text">
      <style:text-properties fo:color="#000000" fo:font-size="6pt" style:text-underline-style="none" officeooo:rsid="007cdda9" style:font-size-asian="6pt" style:font-size-complex="6pt"/>
    </style:style>
    <style:style style:name="T16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size="6pt" fo:font-weight="normal" style:font-size-asian="6pt" style:font-weight-asian="normal" style:font-size-complex="6pt" style:font-weight-complex="normal"/>
    </style:style>
    <style:style style:name="T19" style:family="text">
      <style:text-properties officeooo:rsid="0086630b"/>
    </style:style>
    <style:style style:name="T20" style:family="text">
      <style:text-properties officeooo:rsid="00b0a699"/>
    </style:style>
    <style:style style:name="T21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34"><text:span text:style-name="T17"><text:text-input text:description="&lt;setLang(o.partner_id.lang or 'en_US')&gt;">set locale</text:text-input></text:span><text:text-input text:description="&lt;o.partner_id.name or ''&gt;">Partner Name</text:text-input></text:p>
              <text:p text:style-name="P31"><text:text-input text:description="&lt;o.partner_id.street or ''&gt;">Partner street</text:text-input></text:p>
              <text:p text:style-name="P31"><text:text-input text:description="&lt;o.partner_id.zip or ''&gt;">ZipCode</text:text-input> <text:text-input text:description="&lt;o.partner_id.city or ''&gt;">City</text:text-input></text:p>
              <text:p text:style-name="P46"><text:text-input text:description="&lt;o.partner_id.country_id.name or ''&gt;">Country</text:text-input></text:p>
              <text:p text:style-name="P32"/>
              <text:p text:style-name="P32"/>
              <text:p text:style-name="P32"><text:span text:style-name="T20"><text:text-input text:description="&lt;_(&quot;VAT no.:&quot;)&gt;">VAT no.:</text:text-input></text:span> <text:text-input text:description="&lt;(o.partner_id.vat or '').replace('HR','')&gt;">VAT</text:text-input></text:p>
            </table:table-cell>
            <table:table-cell table:style-name="Table9.B1" office:value-type="string">
              <text:p text:style-name="P40"><text:text-input text:description="&lt;company.partner_id.city&gt;">City</text:text-input>, <text:text-input text:description="&lt;formatLang(o.date_invoice or '',date=True)&gt;">date_invoice</text:text-input>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7"><text:text-input text:description="&lt;if test=&quot;o.origin&quot;&gt;">test</text:text-input></text:p>
          </table:table-cell>
          <table:table-cell table:style-name="Table5.B1" office:value-type="string">
            <text:p text:style-name="P43"/>
          </table:table-cell>
        </table:table-row>
        <table:table-row table:style-name="Table5.1">
          <table:table-cell table:style-name="Table5.A2" table:number-columns-spanned="2" office:value-type="string">
            <text:p text:style-name="P83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4"><text:span text:style-name="T16"><text:text-input text:description="&lt;/if&gt;">endtest</text:text-input></text:span><text:span text:style-name="T13"> </text:span></text:p>
          </table:table-cell>
          <table:table-cell table:style-name="Table5.B3" office:value-type="string">
            <text:p text:style-name="P43"/>
          </table:table-cell>
        </table:table-row>
        <table:table-row>
          <table:table-cell table:style-name="Table5.A1" office:value-type="string">
            <text:p text:style-name="P35"><text:text-input text:description="&lt;if test=&quot;o.description2&quot;&gt;">test</text:text-input></text:p>
          </table:table-cell>
          <table:table-cell table:style-name="Table5.B4" office:value-type="string">
            <text:p text:style-name="P43"/>
          </table:table-cell>
        </table:table-row>
        <table:table-row>
          <table:table-cell table:style-name="Table5.A5" table:number-columns-spanned="2" office:value-type="string">
            <text:p text:style-name="P17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36"><text:text-input text:description="&lt;/if&gt;">endtest</text:text-input></text:p>
          </table:table-cell>
          <table:table-cell table:style-name="Table5.B6" office:value-type="string">
            <text:p text:style-name="P43"/>
          </table:table-cell>
        </table:table-row>
        <table:table-row>
          <table:table-cell table:style-name="Table5.A1" office:value-type="string">
            <text:p text:style-name="P33"><text:span text:style-name="T10"><text:text-input text:description="&lt; o.state in ['proforma', 'proforma2'] and _(&quot;Proforma invoice number&quot;) or _(&quot;Invoice number&quot;) &gt;">Invoice number</text:text-input></text:span><text:span text:style-name="T10">:</text:span> <text:span text:style-name="T11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43"/>
          </table:table-cell>
        </table:table-row>
      </table:table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D"/>
        <table:table-column table:style-name="Table3.H"/>
        <table:table-row>
          <table:table-cell table:style-name="Table3.A1" office:value-type="string">
            <text:p text:style-name="P6"><text:text-input text:description="&lt;_(&quot;Item&quot;)&gt;">Item</text:text-input></text:p>
          </table:table-cell>
          <table:table-cell table:style-name="Table3.B1" office:value-type="string">
            <text:p text:style-name="P5"><text:text-input text:description="&lt;_(&quot;Product&quot;)&gt;">Product</text:text-input></text:p>
          </table:table-cell>
          <table:table-cell table:style-name="Table3.B1" office:value-type="string">
            <text:p text:style-name="P6"><text:text-input text:description="&lt;_(&quot;Qty&quot;)&gt;">Qty</text:text-input></text:p>
          </table:table-cell>
          <table:table-cell table:style-name="Table3.B1" office:value-type="string">
            <text:p text:style-name="P8"><text:text-input text:description="&lt;_(&quot;UoM&quot;)&gt;">UoM</text:text-input></text:p>
          </table:table-cell>
          <table:table-cell table:style-name="Table3.B1" office:value-type="string">
            <text:p text:style-name="P7"><text:text-input text:description="&lt;_(&quot;Unit price&quot;)&gt;">Unit price</text:text-input></text:p>
          </table:table-cell>
          <table:table-cell table:style-name="Table3.B1" office:value-type="string">
            <text:p text:style-name="P14"><text:text-input text:description="&lt;_(&quot;Total&quot;)&gt;">Total</text:text-input></text:p>
          </table:table-cell>
          <table:table-cell table:style-name="Table3.B1" office:value-type="string">
            <text:p text:style-name="P6"><text:text-input text:description="&lt;_(&quot;Disc.&quot;)&gt;">Disc.</text:text-input></text:p>
          </table:table-cell>
          <table:table-cell table:style-name="Table3.H1" office:value-type="string">
            <text:p text:style-name="P7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9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1"><text:text-input text:description="&lt;objects.currency_id.name or ''&gt;">curr</text:text-input></text:p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B2" office:value-type="string">
            <text:p text:style-name="P13">%</text:p>
          </table:table-cell>
          <table:table-cell table:style-name="Table3.H2" office:value-type="string">
            <text:p text:style-name="P11"><text:text-input text:description="&lt;objects.currency_id.name or ''&gt;">curr</text:text-input></text:p>
          </table:table-cell>
        </table:table-row>
        <table:table-row>
          <table:table-cell table:style-name="Table3.A3" table:number-columns-spanned="8" office:value-type="string">
            <text:p text:style-name="P28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8" office:value-type="string">
            <text:p text:style-name="P16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8" office:value-type="string">
            <text:p text:style-name="P2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8" office:value-type="string">
            <text:p text:style-name="P26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74"><text:text-input text:description="&lt;str(o.invoice_line._ids.index(line.id)+1)&gt;">rbr</text:text-input>.</text:p>
          </table:table-cell>
          <table:table-cell table:style-name="Table3.A7" office:value-type="string">
            <text:p text:style-name="P79"><text:text-input text:description="&lt;if test=&quot;line.product_id.description&quot;&gt;">test_description</text:text-input></text:p>
            <text:p text:style-name="P75"><text:text-input text:description="&lt;line.product_id.description or ''&gt;">Product Name</text:text-input><text:span text:style-name="T19"><text:text-input text:description=""/></text:span></text:p>
            <text:p text:style-name="P80"><text:text-input text:description="&lt;/if&gt;">end_test</text:text-input></text:p>
            <text:p text:style-name="P81"><text:text-input text:description="&lt;if test=&quot;line.name&quot;&gt;">test_name</text:text-input></text:p>
            <text:p text:style-name="P76"><text:text-input text:description="&lt;line.name or ''&gt;">line_description</text:text-input></text:p>
            <text:p text:style-name="P80"><text:text-input text:description="&lt;/if&gt;">end_test</text:text-input></text:p>
          </table:table-cell>
          <table:table-cell table:style-name="Table3.A7" office:value-type="string">
            <text:p text:style-name="P82"><text:text-input text:description="&lt;formatLang(line.quantity, digits=2) or ''&gt;">qty</text:text-input></text:p>
          </table:table-cell>
          <table:table-cell table:style-name="Table3.A7" office:value-type="string">
            <text:p text:style-name="P82"><text:text-input text:description="&lt;line.uom_id.name or ''&gt;">uom</text:text-input></text:p>
          </table:table-cell>
          <table:table-cell table:style-name="Table3.A7" office:value-type="string">
            <text:p text:style-name="P77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78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19"><text:text-input text:description="&lt;line.discount&gt;">disc</text:text-input></text:p>
          </table:table-cell>
          <table:table-cell table:style-name="Table3.A7" office:value-type="string">
            <text:p text:style-name="P20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8" office:value-type="string">
            <text:p text:style-name="P2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9"><text:text-input text:description="&lt;_(&quot;SUBTOTAL&quot;)&gt;">SUBTOTAL</text:text-input>:</text:p>
            <text:p text:style-name="P57"><text:span text:style-name="T1"><text:text-input text:description="&lt;_(&quot;VAT&quot;)&gt;">VAT</text:text-input></text:span>:</text:p>
            <text:p text:style-name="P59"><text:span text:style-name="T9"><text:text-input text:description="&lt;_(&quot;TOTAL&quot;)&gt;">TOTAL</text:text-input></text:span><text:span text:style-name="T9">:</text:span></text:p>
          </table:table-cell>
          <table:table-cell table:style-name="Table6.A1" office:value-type="string">
            <text:p text:style-name="P57"><text:text-input text:description="&lt;formatLang(o.amount_untaxed, digits=2) or ''&gt;">untaxed</text:text-input> <text:span text:style-name="T8"><text:text-input text:description="&lt;objects.currency_id.name or ''&gt;">curr</text:text-input></text:span></text:p>
            <text:p text:style-name="P57"><text:text-input text:description="&lt;formatLang(o.amount_tax, digits=2) or ''&gt;">tax</text:text-input> <text:span text:style-name="T8"><text:text-input text:description="&lt;objects.currency_id.name or ''&gt;">curr</text:text-input></text:span></text:p>
            <text:p text:style-name="P57"><text:text-input text:description="&lt;formatLang(o.amount_total, digits=2) or ''&gt;">Total</text:text-input> <text:span text:style-name="T8"><text:text-input text:description="&lt;objects.currency_id.name or ''&gt;">curr</text:text-input></text:span></text:p>
          </table:table-cell>
        </table:table-row>
      </table:table>
      <text:p text:style-name="P4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4"><text:text-input text:description="&lt;_(&quot;Taxes&quot;)&gt;">_Taxes</text:text-input></text:p>
          </table:table-cell>
          <table:table-cell table:style-name="Table7.A1" office:value-type="string">
            <text:p text:style-name="P65"><text:text-input text:description="&lt;_(&quot;Base amount&quot;)&gt;">_Base amount</text:text-input></text:p>
          </table:table-cell>
          <table:table-cell table:style-name="Table7.A1" office:value-type="string">
            <text:p text:style-name="P65"><text:text-input text:description="&lt;_(&quot;Tax Amount&quot;)&gt;">_Tax Amount</text:text-input></text:p>
          </table:table-cell>
          <table:table-cell table:style-name="Table7.D1" office:value-type="string">
            <text:p text:style-name="P68"/>
          </table:table-cell>
          <table:table-cell table:style-name="Table7.D1" office:value-type="string">
            <text:p text:style-name="P73"/>
          </table:table-cell>
        </table:table-row>
        <table:table-row table:style-name="Table7.1">
          <table:table-cell table:style-name="Table7.D1" table:number-columns-spanned="3" office:value-type="string">
            <text:p text:style-name="P66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9"/>
          </table:table-cell>
          <table:table-cell table:style-name="Table7.D1" office:value-type="string">
            <text:p text:style-name="P72"/>
          </table:table-cell>
        </table:table-row>
        <table:table-row table:style-name="Table7.1">
          <table:table-cell table:style-name="Table7.D1" office:value-type="string">
            <text:p text:style-name="P66"><text:text-input text:description="&lt;line.name or ''&gt;">name</text:text-input></text:p>
          </table:table-cell>
          <table:table-cell table:style-name="Table7.D1" office:value-type="string">
            <text:p text:style-name="P67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7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70"/>
          </table:table-cell>
          <table:table-cell table:style-name="Table7.D1" office:value-type="string">
            <text:p text:style-name="P69"/>
          </table:table-cell>
        </table:table-row>
        <table:table-row table:style-name="Table7.1">
          <table:table-cell table:style-name="Table7.D1" table:number-columns-spanned="3" office:value-type="string">
            <text:p text:style-name="P66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9"/>
          </table:table-cell>
          <table:table-cell table:style-name="Table7.D1" office:value-type="string">
            <text:p text:style-name="P69"/>
          </table:table-cell>
        </table:table-row>
      </table:table>
      <text:p text:style-name="P4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2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3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2"><text:text-input text:description="&lt;/for&gt;">End For line</text:text-input></text:p>
          </table:table-cell>
        </table:table-row>
      </table:table>
      <text:p text:style-name="P4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8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4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39"><text:text-input text:description="&lt;/if&gt;">endtest</text:text-input></text:p>
          </table:table-cell>
        </table:table-row>
      </table:table>
      <text:p text:style-name="P48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63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1" office:value-type="string">
            <text:p text:style-name="P55"><text:span text:style-name="T3"><text:text-input text:description="&lt;_(&quot;Delivery date&quot;)&gt;">Delivery date</text:text-input></text:span>: <text:span text:style-name="T4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86"><text:text-input text:description="&lt;if test=&quot;company.partner_id.country_id.code in ['HR']&quot; &gt;">if show fiscal data</text:text-input></text:p>
            <text:p text:style-name="P84"><text:text-input text:description="&lt;_(&quot;Fiscal account number&quot;)&gt;">Fiscal account number</text:text-input>: <text:span text:style-name="T6"><text:text-input text:description="&lt;(o.number or '')&gt;">number</text:text-input></text:span></text:p>
            <text:p text:style-name="P85"><text:span text:style-name="T6"><text:text-input text:description="&lt;/if&gt;">end if</text:text-input></text:span></text:p>
          </table:table-cell>
        </table:table-row>
        <table:table-row table:style-name="Table8.1">
          <table:table-cell table:style-name="Table8.A1" office:value-type="string">
            <text:p text:style-name="P63"><text:text-input text:description="&lt;/if&gt;">end if</text:text-input>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1" office:value-type="string">
            <text:p text:style-name="P60"><text:text-input text:description="&lt;if test=&quot;o.date_due&quot; &gt;">if date_due</text:text-input></text:p>
            <text:p text:style-name="P21"><text:text-input text:description="&lt;_(&quot;Due date&quot;)&gt;">Due date</text:text-input>: <text:span text:style-name="T18"><text:text-input text:description="&lt;if test=&quot;len(o.payment_term.line_ids or '')&lt;2&quot; &gt;">test_no_payment_terms</text:text-input></text:span><text:span text:style-name="T4"><text:text-input text:description="&lt;formatLang(o.date_due or '',date=True)&gt;">date_due</text:text-input></text:span><text:span text:style-name="T18"><text:text-input text:description="&lt;/if&gt;">end_test</text:text-input></text:span></text:p>
            <text:p text:style-name="P21"><text:span text:style-name="T18"><text:text-input text:description="&lt;if test=&quot;len(o.payment_term.line_ids or '')&gt;1&quot; &gt;">test payment terms</text:text-input></text:span><text:span text:style-name="T4"> </text:span></text:p>
            <text:p text:style-name="P23"><text:text-input text:description="&lt;for each=&quot;payment_line in o.payment_term.line_ids&quot;&gt;">For Payment Term</text:text-input></text:p>
            <text:p text:style-name="P21"><text:span text:style-name="T5"><text:tab/></text:span><text:span text:style-name="T5"><text:text-input text:description="&lt;formatLang(add_date(o.date_invoice ,payment_line.days) or '',date=True)&gt;">Deadline</text:text-input></text:span><text:span text:style-name="T5"> - </text:span><text:span text:style-name="T4"><text:text-input text:description="&lt;formatLang(o.amount_total * payment_line.value_amount, digits=2) or ''&gt;">Amount</text:text-input></text:span><text:span text:style-name="T4"> </text:span><text:span text:style-name="T4"><text:text-input text:description="&lt;objects.currency_id.name or ''&gt;">curr</text:text-input></text:span><text:span text:style-name="T4"> </text:span><text:span text:style-name="T5">(</text:span><text:span text:style-name="T5"><text:text-input text:description="&lt;formatLang(payment_line.value_amount * 100.00, digits=2) or '' &gt;">Percent</text:text-input></text:span><text:span text:style-name="T5">%) </text:span></text:p>
            <text:p text:style-name="P25"><text:text-input text:description="&lt;/for&gt;">end For Payment Term</text:text-input></text:p>
            <text:p text:style-name="P21"><text:span text:style-name="T14"><text:text-input text:description="&lt;/if&gt;">end test</text:text-input></text:span><text:span text:style-name="T15"><text:text-input text:description="&lt;setLang(o.company_id.partner_id.lang or 'en_US')&gt;"/></text:span><text:span text:style-name="T4"><text:text-input text:description="&lt;formatLang(o.date_due or '',date=True)&gt;"/></text:span><text:span text:style-name="T15"><text:text-input text:description="&lt;setLang(o.partner_id.lang or 'en_US')&gt;"/></text:span></text:p>
            <text:p text:style-name="P30"><text:text-input text:description="&lt;/if&gt;">end if</text:text-input></text:p>
          </table:table-cell>
          <table:table-cell table:style-name="Table8.A1" office:value-type="string">
            <text:p text:style-name="P88"><text:text-input text:description="&lt;if test=&quot;not o.state in['proforma','proforma2']&quot;&gt;">if not proforma</text:text-input></text:p>
            <text:p text:style-name="P87"><text:text-input text:description="&lt;if test=&quot;company.partner_id.country_id.code in ['HR']&quot; &gt;">if show fiscal data</text:text-input></text:p>
            <text:p text:style-name="P37"><text:span text:style-name="T7"><text:text-input text:description="&lt; o.state in ['proforma', 'proforma2'] and _(&quot;Proforma invoice date&quot;) or _(&quot;Invoice date&quot;) &gt;  "/></text:span><text:span text:style-name="T7"><text:text-input text:description="&lt; _(&quot;Invoice date&quot;) &gt;">Invoice date</text:text-input></text:span><text:span text:style-name="T7">:</text:span> <text:span text:style-name="T12"><text:text-input text:description="&lt;formatLang(o.invoicing_datetime or '',date_time=True)&gt;">invoicing_datetime</text:text-input></text:span></text:p>
            <text:p text:style-name="P88"><text:text-input text:description="&lt;/if&gt;">end if</text:text-input></text:p>
            <text:p text:style-name="P85"><text:span text:style-name="T6"><text:text-input text:description="&lt;/if&gt;">end if</text:text-input></text:span></text:p>
          </table:table-cell>
        </table:table-row>
        <table:table-row table:style-name="Table8.5">
          <table:table-cell table:style-name="Table8.A1" office:value-type="string">
            <text:p text:style-name="P61"><text:text-input text:description="&lt;if test=&quot;o.partner_bank_id&quot;&gt;">if bank_account</text:text-input></text:p>
            <text:p text:style-name="P22"><text:text-input text:description="&lt;_(&quot;Payment on bank account&quot;)&gt;">Payment on bank account</text:text-input>:</text:p>
            <text:p text:style-name="P58"><text:text-input text:description="&lt;_(&quot;IBAN:&quot;)&gt;">_IBAN</text:text-input> <text:text-input text:description="&lt;o.partner_bank_id.acc_number or ''&gt;">bank_acc_number</text:text-input></text:p>
            <text:p text:style-name="P58"><text:text-input text:description="&lt;o.partner_bank_id.bank.name or ''&gt;">bank_name</text:text-input></text:p>
            <text:p text:style-name="P18"><text:span text:style-name="T4"><text:text-input text:description="&lt;o.partner_bank_id.bank.street or ''&gt;">bank_street</text:text-input></text:span><text:span text:style-name="T4">, </text:span><text:span text:style-name="T4"><text:text-input text:description="&lt;o.partner_bank_id.bank.zip or ''&gt;">bank_zip</text:text-input></text:span><text:span text:style-name="T4"> </text:span><text:span text:style-name="T4"><text:text-input text:description="&lt;o.partner_bank_id.bank.city or ''&gt;">bank_city</text:text-input></text:span></text:p>
            <text:p text:style-name="P56"><text:span text:style-name="T4"><text:text-input text:description="&lt;_(&quot;SWIFT:&quot;)&gt;">_SWIFT</text:text-input></text:span> <text:span text:style-name="T4"><text:text-input text:description="&lt;o.partner_bank_id.bank.bic or ''&gt;">bank_bic</text:text-input></text:span></text:p>
            <text:p text:style-name="P62"><text:span text:style-name="T21"><text:text-input text:description="&lt;/if&gt;">end if</text:text-input></text:span> </text:p>
            <text:p text:style-name="P71"/>
          </table:table-cell>
          <table:table-cell table:style-name="Table8.A1" office:value-type="string">
            <text:p text:style-name="P27"><text:text-input text:description="&lt;if test=&quot;o.end_user and (o.end_user!=o.partner_id)&quot;&gt;">if different end user</text:text-input></text:p>
            <text:p text:style-name="P24"><text:span text:style-name="T7"><text:text-input text:description="&lt; _('End user')&gt;">End user</text:text-input></text:span><text:span text:style-name="T7">:</text:span></text:p>
            <text:p text:style-name="P24"><text:text-input text:description="&lt;o.end_user.name or ''&gt;">EndUserName</text:text-input></text:p>
            <text:p text:style-name="P24"><text:text-input text:description="&lt;o.end_user.street or ''&gt;">End user street</text:text-input></text:p>
            <text:p text:style-name="P24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7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1"/>
          </table:table-cell>
          <table:covered-table-cell/>
        </table:table-row>
        <table:table-row table:style-name="Table8.5">
          <table:table-cell table:style-name="Table8.A6" office:value-type="string">
            <text:p text:style-name="P50"><text:text-input text:description="&lt;_(&quot;Responsible person&quot;)&gt;">Responsible person</text:text-input>:</text:p>
            <text:p text:style-name="P2"><text:span text:style-name="T2"><text:text-input text:description="&lt;company.partner_id.user_id.name or ''&gt;">cumpany_user</text:text-input></text:span><text:span text:style-name="T2">, </text:span><text:text-input text:description="&lt;_(&quot;Director&quot;)&gt;">Director</text:text-input></text:p>
          </table:table-cell>
          <table:table-cell table:style-name="Table8.A6" office:value-type="string">
            <text:p text:style-name="P51"><text:text-input text:description="&lt; o.state in ['proforma', 'proforma2'] and _(&quot;Proforma invoice created&quot;) or _(&quot;Invoice created&quot;) &gt;">Invoice created</text:text-input>:</text:p>
            <text:p text:style-name="P3">Vanja Trošelj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14T16:08:59.345123087</dc:date>
    <meta:editing-duration>PT13H44M23S</meta:editing-duration>
    <meta:editing-cycles>221</meta:editing-cycles>
    <meta:generator>LibreOffice/5.1.5.2$Linux_X86_64 LibreOffice_project/10m0$Build-2</meta:generator>
    <meta:document-statistic meta:table-count="8" meta:image-count="0" meta:object-count="0" meta:page-count="2" meta:paragraph-count="99" meta:word-count="479" meta:character-count="1468" meta:non-whitespace-character-count="1363"/>
  </office:meta>
</office:document-meta>
</file>